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rsid="000548f1" officeooo:paragraph-rsid="000548f1" style:font-size-asian="15.75pt" style:font-size-complex="18pt"/>
    </style:style>
    <style:style style:name="P2" style:family="paragraph" style:parent-style-name="Standard">
      <style:text-properties fo:font-size="18pt" officeooo:rsid="000548f1" officeooo:paragraph-rsid="000a26bc" style:font-size-asian="15.75pt" style:font-size-complex="18pt"/>
    </style:style>
    <style:style style:name="P3" style:family="paragraph" style:parent-style-name="Standard">
      <style:text-properties fo:font-size="18pt" officeooo:rsid="000557fa" officeooo:paragraph-rsid="000557fa" style:font-size-asian="15.75pt" style:font-size-complex="18pt"/>
    </style:style>
    <style:style style:name="P4" style:family="paragraph" style:parent-style-name="Text_20_body">
      <style:text-properties fo:font-size="18pt" officeooo:rsid="000557fa" officeooo:paragraph-rsid="000557fa" style:font-size-asian="15.75pt" style:font-size-complex="18pt"/>
    </style:style>
    <style:style style:name="P5" style:family="paragraph" style:parent-style-name="Standard">
      <style:text-properties fo:font-size="18pt" officeooo:rsid="000634f7" officeooo:paragraph-rsid="000634f7" style:font-size-asian="15.75pt" style:font-size-complex="18pt"/>
    </style:style>
    <style:style style:name="P6" style:family="paragraph" style:parent-style-name="Standard">
      <style:text-properties fo:font-size="18pt" officeooo:rsid="00093310" officeooo:paragraph-rsid="000a26bc" style:font-size-asian="15.75pt" style:font-size-complex="18pt"/>
    </style:style>
    <style:style style:name="P7" style:family="paragraph" style:parent-style-name="Standard">
      <style:text-properties fo:font-size="18pt" officeooo:rsid="000557fa" officeooo:paragraph-rsid="000557fa" style:font-size-asian="15.75pt" style:font-size-complex="18pt"/>
    </style:style>
    <style:style style:name="P8" style:family="paragraph" style:parent-style-name="Standard">
      <style:text-properties fo:font-size="18pt" officeooo:rsid="00103ca7" officeooo:paragraph-rsid="00103ca7" style:font-size-asian="15.75pt" style:font-size-complex="18pt"/>
    </style:style>
    <style:style style:name="P9" style:family="paragraph" style:parent-style-name="Standard">
      <style:text-properties fo:font-size="18pt" officeooo:rsid="00103ca7" officeooo:paragraph-rsid="00106546" style:font-size-asian="15.75pt" style:font-size-complex="18pt"/>
    </style:style>
    <style:style style:name="P10" style:family="paragraph" style:parent-style-name="Standard">
      <style:text-properties fo:font-size="18pt" officeooo:rsid="0012f57f" officeooo:paragraph-rsid="0012f57f" style:font-size-asian="15.75pt" style:font-size-complex="18pt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13" style:family="paragraph" style:parent-style-name="Text_20_body" style:list-style-name="L2">
      <style:text-properties fo:font-size="18pt" officeooo:rsid="00078dde" officeooo:paragraph-rsid="00078dde" style:font-size-asian="18pt" style:font-size-complex="18pt"/>
    </style:style>
    <style:style style:name="P14" style:family="paragraph" style:parent-style-name="Text_20_body" style:list-style-name="L2">
      <style:text-properties fo:font-size="18pt" officeooo:rsid="000a26bc" officeooo:paragraph-rsid="000a26bc" style:font-size-asian="18pt" style:font-size-complex="18pt"/>
    </style:style>
    <style:style style:name="T1" style:family="text">
      <style:text-properties officeooo:rsid="000557fa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8829a" style:font-size-asian="18pt" style:font-size-complex="18pt"/>
    </style:style>
    <style:style style:name="T4" style:family="text">
      <style:text-properties fo:font-size="18pt" officeooo:rsid="000a26bc" style:font-size-asian="18pt" style:font-size-complex="18pt"/>
    </style:style>
    <style:style style:name="T5" style:family="text">
      <style:text-properties fo:font-size="18pt" officeooo:rsid="000ea0c8" style:font-size-asian="18pt" style:font-size-complex="18pt"/>
    </style:style>
    <style:style style:name="T6" style:family="text">
      <style:text-properties officeooo:rsid="00078dde"/>
    </style:style>
    <style:style style:name="T7" style:family="text">
      <style:text-properties officeooo:rsid="0008829a"/>
    </style:style>
    <style:style style:name="T8" style:family="text">
      <style:text-properties officeooo:rsid="000a26bc"/>
    </style:style>
    <style:style style:name="T9" style:family="text">
      <style:text-properties officeooo:rsid="000bf51d"/>
    </style:style>
    <style:style style:name="T10" style:family="text">
      <style:text-properties officeooo:rsid="000da235"/>
    </style:style>
    <style:style style:name="T11" style:family="text">
      <style:text-properties officeooo:rsid="00106546"/>
    </style:style>
    <style:style style:name="T12" style:family="text">
      <style:text-properties officeooo:rsid="001256a6"/>
    </style:style>
    <style:style style:name="T13" style:family="text">
      <style:text-properties officeooo:rsid="0014539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O GRUPO </text:p>
      <text:p text:style-name="P6">ARDALURIK</text:p>
      <text:p text:style-name="P1"/>
      <text:p text:style-name="P1">Tipos de libros</text:p>
      <text:p text:style-name="P1">Libros según su genero</text:p>
      <text:p text:style-name="P1">Precio</text:p>
      <text:p text:style-name="P1">Sub categorias </text:p>
      <text:p text:style-name="P1">Estado - <text:span text:style-name="T1">atributo</text:span></text:p>
      <text:p text:style-name="P1">Compra de libros y venta</text:p>
      <text:p text:style-name="P1">Fecha de publicación <text:span text:style-name="T8">de venta</text:span></text:p>
      <text:p text:style-name="P3">Autor</text:p>
      <text:p text:style-name="P1">Reserva de producto</text:p>
      <text:p text:style-name="P1">Usuario – método de pago y facturación </text:p>
      <text:p text:style-name="P3">Stock.</text:p>
      <text:p text:style-name="P3"/>
      <text:p text:style-name="P5">Queremos una base de datos sobre una tienda <text:span text:style-name="T10">online</text:span> de libros de segunda mano en la que pedimos :</text:p>
      <text:p text:style-name="P5"/>
      <text:p text:style-name="P4">Un libro tendrá un código ISBN <text:span text:style-name="T6">y </text:span><text:span text:style-name="T8">nombre.</text:span></text:p>
      <text:list xml:id="list2693386259" text:style-name="L1">
        <text:list-item>
          <text:p text:style-name="P11"><text:span text:style-name="T2">Cada </text:span><text:span text:style-name="T4">ejemplar</text:span><text:span text:style-name="T2"> estará identificado por </text:span><text:span text:style-name="T3">precio, </text:span><text:span text:style-name="T5">estado.</text:span></text:p>
        </text:list-item>
      </text:list>
      <text:list xml:id="list1310177431" text:style-name="L2">
        <text:list-item>
          <text:p text:style-name="P12">De los autores se sabe su nombre. </text:p>
        </text:list-item>
        <text:list-item>
          <text:p text:style-name="P12"><text:span text:style-name="T7">Un usuario</text:span>, de la cual sabremos nombre, apellidos, dirección, teléfono y <text:span text:style-name="T7">no hay prestamos ni devoluciones.</text:span></text:p>
        </text:list-item>
        <text:list-item>
          <text:p text:style-name="P13">El usuario puede comprar y vender creando un perfil propi<text:span text:style-name="T7">o</text:span></text:p>
        </text:list-item>
        <text:list-item>
          <text:p text:style-name="P14">Al vender, el usuario debe proporcionar información sobre el artículo, como una descripción, fotos.</text:p>
        </text:list-item>
        <text:list-item>
          <text:p text:style-name="P14">Tú compras, con método de pago <text:span text:style-name="T9">a elegir obligatoriamente</text:span>, <text:span text:style-name="T9">se da posibilidad de entablar chat con el vendedor, </text:span></text:p>
          <text:p text:style-name="P14"/>
        </text:list-item>
      </text:list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8">VERSION 2.0</text:p>
      <text:p text:style-name="P10"/>
      <text:p text:style-name="P10">TIENDAS FISICAS →tenemos, <text:span text:style-name="T13">empleados,personas,stock libros,ganancias.</text:span></text:p>
      <text:p text:style-name="P10"/>
      <text:p text:style-name="P8">Queremos una base de datos de una pagina web de 2º mano de libros:</text:p>
      <text:p text:style-name="P8"/>
      <text:p text:style-name="P8">-Los libros se identificara el titulo y el autor <text:span text:style-name="T12">y categoria literaria.</text:span></text:p>
      <text:p text:style-name="P8">-Cada Usuario tendra su perfil de compra y venta, donde podra comprarlos a otros usuarios.</text:p>
      <text:p text:style-name="P8">-Se almacenará el stock de los libros por el estado en el que se encuentren y se recomendaran los que se encuentren mejor.</text:p>
      <text:p text:style-name="P9">-Por cada compra se almacenará, la fecha de la compra</text:p>
      <text:p text:style-name="P8">-Por cada venta se almacenará, al fecha de la venta y la fecha de la entrega del pago.</text:p>
      <text:p text:style-name="P8">-Los usuarios pondrán dar su opinión de los usuarios vendedores una vez recibido el libro.Los mejores usuarios tendran una puntació<text:span text:style-name="T11">n mejor y se recomendarán mas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3:26:53.825343167</meta:creation-date>
    <dc:date>2022-10-11T09:37:57.951570963</dc:date>
    <meta:editing-duration>PT44M57S</meta:editing-duration>
    <meta:editing-cycles>13</meta:editing-cycles>
    <meta:generator>LibreOffice/7.3.5.2$Linux_X86_64 LibreOffice_project/30$Build-2</meta:generator>
    <meta:document-statistic meta:table-count="0" meta:image-count="0" meta:object-count="0" meta:page-count="2" meta:paragraph-count="31" meta:word-count="267" meta:character-count="1552" meta:non-whitespace-character-count="1316"/>
  </office:meta>
</office:document-meta>
</file>